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12cm" fo:min-width="0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0.865cm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objectwithoutfill">
      <style:graphic-properties svg:stroke-width="0.035cm" svg:stroke-color="#00a933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2a6099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ff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2cm" fo:min-width="0cm" fo:padding-top="0.142cm" fo:padding-bottom="0.142cm" fo:padding-left="0.267cm" fo:padding-right="0.26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style:style style:name="P5" style:family="paragraph">
      <style:text-properties fo:color="#00a933"/>
    </style:style>
    <style:style style:name="P6" style:family="paragraph">
      <loext:graphic-properties draw:fill="none"/>
      <style:text-properties fo:color="#00a933"/>
    </style:style>
    <style:style style:name="P7" style:family="paragraph">
      <style:text-properties fo:color="#2a6099"/>
    </style:style>
    <style:style style:name="P8" style:family="paragraph">
      <loext:graphic-properties draw:fill="none" draw:fill-color="#ffffff"/>
      <style:text-properties fo:color="#2a6099"/>
    </style:style>
    <style:style style:name="P9" style:family="paragraph">
      <style:text-properties fo:color="#ff0000"/>
    </style:style>
    <style:style style:name="P10" style:family="paragraph">
      <loext:graphic-properties draw:fill="none"/>
      <style:text-properties fo:color="#ff0000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a933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a6099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a6099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0000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0000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0.7cm" svg:height="0.7cm" svg:x="3.9cm" svg:y="6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" draw:id="id2" draw:layer="layout" svg:width="0.7cm" svg:height="0.7cm" svg:x="3.2cm" svg:y="8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5" draw:id="id5" draw:layer="layout" svg:width="0.7cm" svg:height="0.7cm" svg:x="4.6cm" svg:y="8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3" draw:id="id3" draw:layer="layout" svg:width="0.7cm" svg:height="0.7cm" svg:x="2.7cm" svg:y="10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4" draw:id="id4" draw:layer="layout" svg:width="0.7cm" svg:height="0.7cm" svg:x="3.7cm" svg:y="10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line" svg:x1="4.002cm" svg:y1="7.198cm" svg:x2="3.55cm" svg:y2="8.3cm" draw:start-shape="id1" draw:start-glue-point="7" draw:end-shape="id2" draw:end-glue-point="4" svg:d="M4002 7198l-452 1102" svg:viewBox="0 0 453 1103">
          <text:p/>
        </draw:connector>
        <draw:connector draw:style-name="gr2" draw:text-style-name="P2" draw:layer="layout" draw:type="line" svg:x1="3.302cm" svg:y1="8.898cm" svg:x2="3.05cm" svg:y2="10.2cm" draw:start-shape="id2" draw:start-glue-point="7" draw:end-shape="id3" draw:end-glue-point="4" svg:d="M3302 8898l-252 1302" svg:viewBox="0 0 253 1303">
          <text:p/>
        </draw:connector>
        <draw:connector draw:style-name="gr2" draw:text-style-name="P2" draw:layer="layout" draw:type="line" svg:x1="3.798cm" svg:y1="8.898cm" svg:x2="4.05cm" svg:y2="10.2cm" draw:start-shape="id2" draw:start-glue-point="9" draw:end-shape="id4" draw:end-glue-point="4" svg:d="M3798 8898l252 1302" svg:viewBox="0 0 253 1303">
          <text:p/>
        </draw:connector>
        <draw:connector draw:style-name="gr2" draw:text-style-name="P2" draw:layer="layout" draw:type="line" svg:x1="4.498cm" svg:y1="7.198cm" svg:x2="4.95cm" svg:y2="8.3cm" draw:start-shape="id1" draw:start-glue-point="9" draw:end-shape="id5" draw:end-glue-point="4" svg:d="M4498 7198l452 1102" svg:viewBox="0 0 453 1103">
          <text:p/>
        </draw:connector>
        <draw:custom-shape draw:style-name="gr1" draw:text-style-name="P1" xml:id="id6" draw:id="id6" draw:layer="layout" svg:width="0.7cm" svg:height="0.7cm" svg:x="8.5cm" svg:y="6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7" draw:id="id7" draw:layer="layout" svg:width="0.7cm" svg:height="0.7cm" svg:x="7.6cm" svg:y="8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0" draw:id="id10" draw:layer="layout" svg:width="0.7cm" svg:height="0.7cm" svg:x="10cm" svg:y="8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8" draw:id="id8" draw:layer="layout" svg:width="0.7cm" svg:height="0.7cm" svg:x="6.9cm" svg:y="10.1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9" draw:id="id9" draw:layer="layout" svg:width="0.7cm" svg:height="0.7cm" svg:x="8.7cm" svg:y="10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line" svg:x1="8.602cm" svg:y1="7.098cm" svg:x2="7.95cm" svg:y2="8.3cm" draw:start-shape="id6" draw:start-glue-point="7" draw:end-shape="id7" draw:end-glue-point="4" svg:d="M8602 7098l-652 1202" svg:viewBox="0 0 653 1203">
          <text:p/>
        </draw:connector>
        <draw:connector draw:style-name="gr2" draw:text-style-name="P2" draw:layer="layout" draw:type="line" svg:x1="7.702cm" svg:y1="8.898cm" svg:x2="7.25cm" svg:y2="10.101cm" draw:start-shape="id7" draw:start-glue-point="7" draw:end-shape="id8" draw:end-glue-point="4" svg:d="M7702 8898l-452 1203" svg:viewBox="0 0 453 1204">
          <text:p/>
        </draw:connector>
        <draw:connector draw:style-name="gr2" draw:text-style-name="P2" draw:layer="layout" draw:type="line" svg:x1="8.198cm" svg:y1="8.898cm" svg:x2="8.802cm" svg:y2="10.202cm" draw:start-shape="id7" draw:start-glue-point="9" draw:end-shape="id9" draw:end-glue-point="5" svg:d="M8198 8898l604 1304" svg:viewBox="0 0 605 1305">
          <text:p/>
        </draw:connector>
        <draw:connector draw:style-name="gr2" draw:text-style-name="P2" draw:layer="layout" draw:type="line" svg:x1="9.098cm" svg:y1="7.098cm" svg:x2="10.35cm" svg:y2="8.3cm" draw:start-shape="id6" draw:start-glue-point="9" draw:end-shape="id10" draw:end-glue-point="4" svg:d="M9098 7098l1252 1202" svg:viewBox="0 0 1253 1203">
          <text:p/>
        </draw:connector>
        <draw:frame draw:style-name="gr3" draw:text-style-name="P3" draw:layer="layout" svg:width="3.748cm" svg:height="1.114cm" svg:x="1.552cm" svg:y="2.7cm">
          <draw:text-box>
            <text:p><text:span text:style-name="T1">R</text:span><text:span text:style-name="T1">: </text:span><text:span text:style-name="T1">γ</text:span><text:span text:style-name="T2">1</text:span><text:span text:style-name="T2">, </text:span><text:span text:style-name="T3">γ</text:span><text:span text:style-name="T2">2</text:span><text:span text:style-name="T3">→</text:span><text:span text:style-name="T3">δ</text:span><text:span text:style-name="T2">1</text:span></text:p>
          </draw:text-box>
        </draw:frame>
        <draw:frame draw:style-name="gr3" draw:text-style-name="P3" draw:layer="layout" svg:width="1.023cm" svg:height="1.114cm" svg:x="2.2cm" svg:y="10.5cm">
          <draw:text-box>
            <text:p><text:span text:style-name="T1">γ</text:span><text:span text:style-name="T2">1</text:span></text:p>
          </draw:text-box>
        </draw:frame>
        <draw:frame draw:style-name="gr4" draw:text-style-name="P4" draw:layer="layout" svg:width="1.023cm" svg:height="1.115cm" svg:x="4.139cm" svg:y="10.489cm">
          <draw:text-box>
            <text:p><text:span text:style-name="T3">γ</text:span><text:span text:style-name="T2">2</text:span></text:p>
          </draw:text-box>
        </draw:frame>
        <draw:frame draw:style-name="gr5" draw:text-style-name="P6" draw:layer="layout" svg:width="0.959cm" svg:height="0.963cm" svg:x="2.7cm" svg:y="6.737cm">
          <draw:text-box>
            <text:p text:style-name="P5"><text:span text:style-name="T4">R</text:span></text:p>
          </draw:text-box>
        </draw:frame>
        <draw:connector draw:style-name="gr6" draw:text-style-name="P2" draw:layer="layout" draw:type="curve" svg:x1="3.9cm" svg:y1="6.95cm" svg:x2="3.302cm" svg:y2="8.402cm" draw:start-shape="id1" draw:start-glue-point="6" draw:end-shape="id2" draw:end-glue-point="5" svg:d="M3900 6950c-399 0-598 484-598 1452" svg:viewBox="0 0 599 1453">
          <text:p/>
        </draw:connector>
        <draw:connector draw:style-name="gr2" draw:text-style-name="P2" draw:layer="layout" draw:type="line" svg:x1="10.35cm" svg:y1="9cm" svg:x2="9.298cm" svg:y2="10.202cm" draw:start-shape="id10" draw:start-glue-point="8" draw:end-shape="id9" draw:end-glue-point="11" svg:d="M10350 9000l-1052 1202" svg:viewBox="0 0 1053 1203">
          <text:p/>
        </draw:connector>
        <draw:frame draw:style-name="gr4" draw:text-style-name="P4" draw:layer="layout" svg:width="1.023cm" svg:height="1.115cm" svg:x="8.94cm" svg:y="10.49cm">
          <draw:text-box>
            <text:p><text:span text:style-name="T3">γ</text:span><text:span text:style-name="T2">2</text:span></text:p>
          </draw:text-box>
        </draw:frame>
        <draw:frame draw:style-name="gr3" draw:text-style-name="P3" draw:layer="layout" svg:width="1.023cm" svg:height="1.114cm" svg:x="7.201cm" svg:y="10.4cm">
          <draw:text-box>
            <text:p><text:span text:style-name="T1">γ</text:span><text:span text:style-name="T2">1</text:span></text:p>
          </draw:text-box>
        </draw:frame>
        <draw:connector draw:style-name="gr7" draw:text-style-name="P2" draw:layer="layout" draw:type="curve" draw:line-skew="0.528cm" svg:x1="2.802cm" svg:y1="10.302cm" svg:x2="3.2cm" svg:y2="8.65cm" draw:start-shape="id3" draw:start-glue-point="5" draw:end-shape="id2" draw:end-glue-point="6" svg:d="M2802 10302c-138 0-337-1652 398-1652" svg:viewBox="0 0 532 1653">
          <text:p/>
        </draw:connector>
        <draw:frame draw:style-name="gr3" draw:text-style-name="P8" draw:layer="layout" svg:width="1.023cm" svg:height="1.114cm" svg:x="1.901cm" svg:y="9.4cm">
          <draw:text-box>
            <text:p text:style-name="P7"><text:span text:style-name="T5">γ</text:span><text:span text:style-name="T6">1</text:span></text:p>
          </draw:text-box>
        </draw:frame>
        <draw:connector draw:style-name="gr7" draw:text-style-name="P2" draw:layer="layout" draw:type="curve" draw:line-skew="-0.514cm" svg:x1="4.298cm" svg:y1="10.302cm" svg:x2="3.9cm" svg:y2="8.65cm" draw:start-shape="id4" draw:start-glue-point="11" draw:end-shape="id2" draw:end-glue-point="10" svg:d="M4298 10302c159 0 358-1652-398-1652" svg:viewBox="0 0 547 1653">
          <text:p/>
        </draw:connector>
        <draw:frame draw:style-name="gr3" draw:text-style-name="P8" draw:layer="layout" svg:width="1.023cm" svg:height="1.114cm" svg:x="4.302cm" svg:y="9.4cm">
          <draw:text-box>
            <text:p text:style-name="P7"><text:span text:style-name="T5">γ</text:span><text:span text:style-name="T6">2</text:span></text:p>
          </draw:text-box>
        </draw:frame>
        <draw:connector draw:style-name="gr7" draw:text-style-name="P2" draw:layer="layout" draw:type="curve" svg:x1="9.05cm" svg:y1="10.1cm" svg:x2="8.3cm" svg:y2="8.65cm" draw:start-shape="id9" draw:start-glue-point="4" draw:end-shape="id7" draw:end-glue-point="10" svg:d="M9050 10100c0-967-250-1450-750-1450" svg:viewBox="0 0 751 1451">
          <text:p/>
        </draw:connector>
        <draw:frame draw:style-name="gr3" draw:text-style-name="P8" draw:layer="layout" svg:width="1.023cm" svg:height="1.114cm" svg:x="8.603cm" svg:y="8cm">
          <draw:text-box>
            <text:p text:style-name="P7"><text:span text:style-name="T5">γ</text:span><text:span text:style-name="T6">2</text:span></text:p>
          </draw:text-box>
        </draw:frame>
        <draw:connector draw:style-name="gr7" draw:text-style-name="P2" draw:layer="layout" draw:type="curve" svg:x1="9.05cm" svg:y1="10.1cm" svg:x2="10cm" svg:y2="8.65cm" draw:start-shape="id9" draw:start-glue-point="4" draw:end-shape="id10" draw:end-glue-point="6" svg:d="M9050 10100c0-967 316-1450 950-1450" svg:viewBox="0 0 951 1451">
          <text:p/>
        </draw:connector>
        <draw:connector draw:style-name="gr7" draw:text-style-name="P2" draw:layer="layout" draw:type="curve" svg:x1="7.002cm" svg:y1="10.203cm" svg:x2="7.6cm" svg:y2="8.65cm" draw:start-shape="id8" draw:start-glue-point="5" draw:end-shape="id7" draw:end-glue-point="6" svg:d="M7002 10203c0-1036 199-1553 598-1553" svg:viewBox="0 0 599 1554">
          <text:p/>
        </draw:connector>
        <draw:frame draw:style-name="gr3" draw:text-style-name="P8" draw:layer="layout" svg:width="1.023cm" svg:height="1.114cm" svg:x="6.002cm" svg:y="9cm">
          <draw:text-box>
            <text:p text:style-name="P7"><text:span text:style-name="T5">γ</text:span><text:span text:style-name="T6">1</text:span></text:p>
          </draw:text-box>
        </draw:frame>
        <draw:connector draw:style-name="gr6" draw:text-style-name="P2" draw:layer="layout" draw:type="curve" svg:x1="8.85cm" svg:y1="7.2cm" svg:x2="8.3cm" svg:y2="8.65cm" draw:start-shape="id6" draw:start-glue-point="8" draw:end-shape="id7" draw:end-glue-point="10" svg:d="M8850 7200c0 967-183 1450-550 1450" svg:viewBox="0 0 551 1451">
          <text:p/>
        </draw:connector>
        <draw:frame draw:style-name="gr5" draw:text-style-name="P6" draw:layer="layout" svg:width="0.959cm" svg:height="0.963cm" svg:x="8.601cm" svg:y="7.338cm">
          <draw:text-box>
            <text:p text:style-name="P5"><text:span text:style-name="T4">R</text:span></text:p>
          </draw:text-box>
        </draw:frame>
        <draw:connector draw:style-name="gr7" draw:text-style-name="P2" draw:layer="layout" draw:type="curve" svg:x1="7.702cm" svg:y1="8.402cm" svg:x2="8.5cm" svg:y2="6.85cm" draw:start-shape="id7" draw:start-glue-point="5" draw:end-shape="id6" draw:end-glue-point="6" svg:d="M7702 8402c0-1035 266-1552 798-1552" svg:viewBox="0 0 799 1553">
          <text:p/>
        </draw:connector>
        <draw:frame draw:style-name="gr3" draw:text-style-name="P8" draw:layer="layout" svg:width="1.023cm" svg:height="1.114cm" svg:x="6.902cm" svg:y="7.11cm">
          <draw:text-box>
            <text:p text:style-name="P7"><text:span text:style-name="T5">γ</text:span><text:span text:style-name="T6">1</text:span></text:p>
          </draw:text-box>
        </draw:frame>
        <draw:connector draw:style-name="gr7" draw:text-style-name="P2" draw:layer="layout" draw:type="curve" svg:x1="10.598cm" svg:y1="8.402cm" svg:x2="9.2cm" svg:y2="6.85cm" draw:start-shape="id10" draw:start-glue-point="11" draw:end-shape="id6" draw:end-glue-point="10" svg:d="M10598 8402c0-1035-466-1552-1398-1552" svg:viewBox="0 0 1399 1553">
          <text:p/>
        </draw:connector>
        <draw:frame draw:style-name="gr3" draw:text-style-name="P8" draw:layer="layout" svg:width="1.023cm" svg:height="1.114cm" svg:x="10.2cm" svg:y="6.686cm">
          <draw:text-box>
            <text:p text:style-name="P7"><text:span text:style-name="T5">γ</text:span><text:span text:style-name="T6">2</text:span></text:p>
          </draw:text-box>
        </draw:frame>
        <draw:frame draw:style-name="gr5" draw:text-style-name="P6" xml:id="id11" draw:id="id11" draw:layer="layout" svg:width="0.959cm" svg:height="0.963cm" svg:x="3.041cm" svg:y="8.2cm">
          <draw:text-box>
            <text:p text:style-name="P5"><text:span text:style-name="T4">R</text:span></text:p>
          </draw:text-box>
        </draw:frame>
        <draw:frame draw:style-name="gr5" draw:text-style-name="P6" xml:id="id14" draw:id="id14" draw:layer="layout" svg:width="0.959cm" svg:height="0.963cm" svg:x="7.502cm" svg:y="8.139cm">
          <draw:text-box>
            <text:p text:style-name="P5"><text:span text:style-name="T4">R</text:span></text:p>
          </draw:text-box>
        </draw:frame>
        <draw:connector draw:style-name="gr8" draw:text-style-name="P2" draw:layer="layout" draw:type="curve" svg:x1="3.041cm" svg:y1="8.681cm" svg:x2="2.1cm" svg:y2="7.2cm" draw:start-shape="id11" draw:start-glue-point="3" draw:end-shape="id12" draw:end-glue-point="6" svg:d="M3041 8681c-628 0-941-493-941-1481" svg:viewBox="0 0 942 1482">
          <text:p/>
        </draw:connector>
        <draw:frame draw:style-name="gr4" draw:text-style-name="P10" draw:layer="layout" svg:width="1.056cm" svg:height="1.115cm" svg:x="1.344cm" svg:y="7.2cm">
          <draw:text-box>
            <text:p text:style-name="P9"><text:span text:style-name="T7">δ</text:span><text:span text:style-name="T8">1</text:span></text:p>
          </draw:text-box>
        </draw:frame>
        <draw:custom-shape draw:style-name="gr9" draw:text-style-name="P1" xml:id="id12" draw:id="id12" draw:layer="layout" svg:width="0.8cm" svg:height="0.64cm" svg:x="1.7cm" svg:y="6.5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6" draw:text-style-name="P2" draw:layer="layout" draw:type="curve" svg:x1="2.1cm" svg:y1="6.56cm" svg:x2="4.25cm" svg:y2="6.6cm" draw:start-shape="id12" draw:start-glue-point="4" draw:end-shape="id1" draw:end-glue-point="4" svg:d="M2100 6560c0-777 2150-797 2150 40" svg:viewBox="0 0 2151 626">
          <text:p/>
        </draw:connector>
        <draw:frame draw:style-name="gr5" draw:text-style-name="P6" draw:layer="layout" svg:width="0.959cm" svg:height="0.963cm" svg:x="2.501cm" svg:y="5.138cm">
          <draw:text-box>
            <text:p text:style-name="P5"><text:span text:style-name="T4">R</text:span></text:p>
          </draw:text-box>
        </draw:frame>
        <draw:custom-shape draw:style-name="gr9" draw:text-style-name="P1" draw:layer="layout" svg:width="0.8cm" svg:height="0.64cm" svg:x="1.6cm" svg:y="3.5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0.7cm" svg:height="0.7cm" svg:x="1.6cm" svg:y="4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3" draw:layer="layout" svg:width="3.597cm" svg:height="0.962cm" svg:x="2.5cm" svg:y="3.4cm">
          <draw:text-box>
            <text:p>Application</text:p>
          </draw:text-box>
        </draw:frame>
        <draw:frame draw:style-name="gr3" draw:text-style-name="P3" draw:layer="layout" svg:width="2.013cm" svg:height="0.962cm" svg:x="2.501cm" svg:y="4.2cm">
          <draw:text-box>
            <text:p>Node</text:p>
          </draw:text-box>
        </draw:frame>
        <draw:frame draw:style-name="gr4" draw:text-style-name="P10" draw:layer="layout" svg:width="1.056cm" svg:height="1.115cm" svg:x="5.844cm" svg:y="7.701cm">
          <draw:text-box>
            <text:p text:style-name="P9"><text:span text:style-name="T7">δ</text:span><text:span text:style-name="T8">1</text:span></text:p>
          </draw:text-box>
        </draw:frame>
        <draw:custom-shape draw:style-name="gr9" draw:text-style-name="P1" xml:id="id13" draw:id="id13" draw:layer="layout" svg:width="0.8cm" svg:height="0.64cm" svg:x="5.9cm" svg:y="5.96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6" draw:text-style-name="P2" draw:layer="layout" draw:type="curve" svg:x1="6.3cm" svg:y1="5.961cm" svg:x2="8.881cm" svg:y2="6.339cm" draw:start-shape="id13" draw:start-glue-point="4" svg:d="M6300 5961c0-777 2581-966 2581 378" svg:viewBox="0 0 2582 987">
          <text:p/>
        </draw:connector>
        <draw:frame draw:style-name="gr5" draw:text-style-name="P6" draw:layer="layout" svg:width="0.959cm" svg:height="0.963cm" svg:x="7.001cm" svg:y="4.539cm">
          <draw:text-box>
            <text:p text:style-name="P5"><text:span text:style-name="T4">R</text:span></text:p>
          </draw:text-box>
        </draw:frame>
        <draw:connector draw:style-name="gr8" draw:text-style-name="P2" draw:layer="layout" draw:type="curve" svg:x1="7.502cm" svg:y1="8.62cm" svg:x2="6.3cm" svg:y2="6.601cm" draw:start-shape="id14" draw:start-glue-point="3" draw:end-shape="id13" draw:end-glue-point="6" svg:d="M7502 8620c-802 0-1202-673-1202-2019" svg:viewBox="0 0 1203 2020">
          <text:p/>
        </draw:connector>
        <draw:connector draw:style-name="gr8" draw:text-style-name="P2" draw:layer="layout" draw:type="curve" svg:x1="8.602cm" svg:y1="6.602cm" svg:x2="6.7cm" svg:y2="6.281cm" draw:start-shape="id6" draw:start-glue-point="5" draw:end-shape="id13" draw:end-glue-point="7" svg:d="M8602 6602c-1501 0-551-321-1902-321" svg:viewBox="0 0 1903 322">
          <text:p/>
        </draw:connector>
        <draw:frame draw:style-name="gr5" draw:text-style-name="P6" draw:layer="layout" svg:width="0.959cm" svg:height="0.963cm" svg:x="8.403cm" svg:y="6.34cm">
          <draw:text-box>
            <text:p text:style-name="P5"><text:span text:style-name="T4">R</text:span></text:p>
          </draw:text-box>
        </draw:frame>
        <draw:frame draw:style-name="gr4" draw:text-style-name="P10" draw:layer="layout" svg:width="1.056cm" svg:height="1.115cm" svg:x="7.344cm" svg:y="5.602cm">
          <draw:text-box>
            <text:p text:style-name="P9"><text:span text:style-name="T7">δ</text:span><text:span text:style-name="T8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7T16:42:41.005916352</meta:creation-date>
    <dc:date>2019-05-17T17:18:05.396407857</dc:date>
    <meta:editing-duration>PT25M13S</meta:editing-duration>
    <meta:editing-cycles>3</meta:editing-cycles>
    <meta:generator>LibreOffice/6.2.3.2$Linux_X86_64 LibreOffice_project/6bd8f51f0bb0f42344f66a65ca86e692fe0f70bc</meta:generator>
    <meta:document-statistic meta:object-count="60"/>
  </office:meta>
</office:document-meta>
</file>